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?? ????" svg:font-family="'?? ????'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4.152cm"/>
    </style:style>
    <style:style style:name="co4" style:family="table-column">
      <style:table-column-properties fo:break-before="auto" style:column-width="4.54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style:direction="ltr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n:0:0.4375</text:p>
          </table:table-cell>
          <table:table-cell office:value-type="string">
            <text:p>args:Namespace(input_file='../images/kodim07.png')</text:p>
          </table:table-cell>
          <table:table-cell office:value-type="string">
            <text:p>main:0:0.390625</text:p>
          </table:table-cell>
          <table:table-cell/>
          <table:table-cell table:number-columns-repeated="3" office:value-type="string">
            <text:p>args:Namespace(input_file='../images/kodim07.png')</text:p>
          </table:table-cell>
        </table:table-row>
        <table:table-row table:style-name="ro1">
          <table:table-cell/>
          <table:table-cell office:value-type="string">
            <text:p>args:Namespace(input_file='../images/kodim07.png')</text:p>
          </table:table-cell>
          <table:table-cell office:value-type="string">
            <text:p>main:0:0.4375</text:p>
          </table:table-cell>
          <table:table-cell office:value-type="string">
            <text:p>args:Namespace(input_file='../images/kodim07.png')</text:p>
          </table:table-cell>
          <table:table-cell/>
          <table:table-cell office:value-type="string">
            <text:p>main:0:0.546875</text:p>
          </table:table-cell>
          <table:table-cell office:value-type="string">
            <text:p>main:0:0.53125</text:p>
          </table:table-cell>
          <table:table-cell office:value-type="string">
            <text:p>main:0:0.5</text:p>
          </table:table-cell>
        </table:table-row>
        <table:table-row table:style-name="ro1">
          <table:table-cell/>
          <table:table-cell table:number-columns-repeated="2" office:value-type="string">
            <text:p>load file:kodim07.png</text:p>
          </table:table-cell>
          <table:table-cell office:value-type="string">
            <text:p>##############################</text:p>
          </table:table-cell>
          <table:table-cell/>
          <table:table-cell table:number-columns-repeated="3" office:value-type="string">
            <text:p>load file:kodim07.png</text:p>
          </table:table-cell>
        </table:table-row>
        <table:table-row table:style-name="ro1">
          <table:table-cell/>
          <table:table-cell table:number-columns-repeated="2" office:value-type="string">
            <text:p>##############################</text:p>
          </table:table-cell>
          <table:table-cell office:value-type="string">
            <text:p>load file:kodim07.png</text:p>
          </table:table-cell>
          <table:table-cell/>
          <table:table-cell office:value-type="string">
            <text:p>main:1:0.734375</text:p>
          </table:table-cell>
          <table:table-cell table:number-columns-repeated="2" office:value-type="string">
            <text:p>main:1:0.703125</text:p>
          </table:table-cell>
        </table:table-row>
        <table:table-row table:style-name="ro1">
          <table:table-cell/>
          <table:table-cell office:value-type="string">
            <text:p>main:1:0.59375</text:p>
          </table:table-cell>
          <table:table-cell office:value-type="string">
            <text:p>main:1:0.609375</text:p>
          </table:table-cell>
          <table:table-cell office:value-type="string">
            <text:p>main:1:0.515625</text:p>
          </table:table-cell>
          <table:table-cell/>
          <table:table-cell office:value-type="string">
            <text:p>draw:2:0.8125</text:p>
          </table:table-cell>
          <table:table-cell office:value-type="string">
            <text:p>draw:2:0.765625</text:p>
          </table:table-cell>
          <table:table-cell office:value-type="string">
            <text:p>draw:2:0.78125</text:p>
          </table:table-cell>
        </table:table-row>
        <table:table-row table:style-name="ro1">
          <table:table-cell/>
          <table:table-cell office:value-type="string">
            <text:p>imread:2:0.59375</text:p>
          </table:table-cell>
          <table:table-cell office:value-type="string">
            <text:p>imread:2:0.609375</text:p>
          </table:table-cell>
          <table:table-cell office:value-type="string">
            <text:p>imread:2:0.515625</text:p>
          </table:table-cell>
          <table:table-cell/>
          <table:table-cell office:value-type="string">
            <text:p>draw:3:0.859375</text:p>
          </table:table-cell>
          <table:table-cell office:value-type="string">
            <text:p>draw:3:0.8125</text:p>
          </table:table-cell>
          <table:table-cell office:value-type="string">
            <text:p>draw:3:0.828125</text:p>
          </table:table-cell>
        </table:table-row>
        <table:table-row table:style-name="ro1">
          <table:table-cell/>
          <table:table-cell office:value-type="string">
            <text:p>imread:3:0.609375</text:p>
          </table:table-cell>
          <table:table-cell office:value-type="string">
            <text:p>imread:3:0.640625</text:p>
          </table:table-cell>
          <table:table-cell office:value-type="string">
            <text:p>imread:3:0.546875</text:p>
          </table:table-cell>
          <table:table-cell/>
          <table:table-cell office:value-type="string">
            <text:p>draw:4:0.90625</text:p>
          </table:table-cell>
          <table:table-cell table:number-columns-repeated="2" office:value-type="string">
            <text:p>draw:4:0.875</text:p>
          </table:table-cell>
        </table:table-row>
        <table:table-row table:style-name="ro1">
          <table:table-cell/>
          <table:table-cell office:value-type="string">
            <text:p>set_image:4:0.625</text:p>
          </table:table-cell>
          <table:table-cell office:value-type="string">
            <text:p>set_image:4:0.640625</text:p>
          </table:table-cell>
          <table:table-cell office:value-type="string">
            <text:p>set_image:4:0.5468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5:0.625</text:p>
          </table:table-cell>
          <table:table-cell office:value-type="string">
            <text:p>set_image:5:0.640625</text:p>
          </table:table-cell>
          <table:table-cell office:value-type="string">
            <text:p>set_image:5:0.5468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6:0.625</text:p>
          </table:table-cell>
          <table:table-cell office:value-type="string">
            <text:p>set_image:6:0.640625</text:p>
          </table:table-cell>
          <table:table-cell office:value-type="string">
            <text:p>set_image:6:0.5468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7:0.625</text:p>
          </table:table-cell>
          <table:table-cell office:value-type="string">
            <text:p>set_image:7:0.65625</text:p>
          </table:table-cell>
          <table:table-cell office:value-type="string">
            <text:p>set_image:7:0.56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8:0.640625</text:p>
          </table:table-cell>
          <table:table-cell office:value-type="string">
            <text:p>set_image:8:0.671875</text:p>
          </table:table-cell>
          <table:table-cell office:value-type="string">
            <text:p>set_image:8:0.593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in:9:0.640625</text:p>
          </table:table-cell>
          <table:table-cell office:value-type="string">
            <text:p>main:9:0.671875</text:p>
          </table:table-cell>
          <table:table-cell office:value-type="string">
            <text:p>main:9:0.593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in:10:0.640625</text:p>
          </table:table-cell>
          <table:table-cell office:value-type="string">
            <text:p>main:10:0.671875</text:p>
          </table:table-cell>
          <table:table-cell office:value-type="string">
            <text:p>main:10:0.593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raw:11:0.703125</text:p>
          </table:table-cell>
          <table:table-cell office:value-type="string">
            <text:p>draw:11:0.734375</text:p>
          </table:table-cell>
          <table:table-cell office:value-type="string">
            <text:p>draw:11:0.6406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raw:12:0.703125</text:p>
          </table:table-cell>
          <table:table-cell office:value-type="string">
            <text:p>draw:12:0.734375</text:p>
          </table:table-cell>
          <table:table-cell office:value-type="string">
            <text:p>draw:12:0.656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13:0.703125</text:p>
          </table:table-cell>
          <table:table-cell office:value-type="string">
            <text:p>set_image:13:0.734375</text:p>
          </table:table-cell>
          <table:table-cell office:value-type="string">
            <text:p>set_image:13:0.656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14:0.703125</text:p>
          </table:table-cell>
          <table:table-cell office:value-type="string">
            <text:p>set_image:14:0.734375</text:p>
          </table:table-cell>
          <table:table-cell office:value-type="string">
            <text:p>set_image:14:0.656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15:0.703125</text:p>
          </table:table-cell>
          <table:table-cell office:value-type="string">
            <text:p>set_image:15:0.734375</text:p>
          </table:table-cell>
          <table:table-cell office:value-type="string">
            <text:p>set_image:15:0.656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16:0.734375</text:p>
          </table:table-cell>
          <table:table-cell office:value-type="string">
            <text:p>set_image:16:0.75</text:p>
          </table:table-cell>
          <table:table-cell office:value-type="string">
            <text:p>set_image:16:0.6718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17:0.75</text:p>
          </table:table-cell>
          <table:table-cell office:value-type="string">
            <text:p>set_image:17:0.78125</text:p>
          </table:table-cell>
          <table:table-cell office:value-type="string">
            <text:p>set_image:17:0.68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raw:18:0.75</text:p>
          </table:table-cell>
          <table:table-cell office:value-type="string">
            <text:p>draw:18:0.78125</text:p>
          </table:table-cell>
          <table:table-cell office:value-type="string">
            <text:p>draw:18:0.68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raw:19:0.75</text:p>
          </table:table-cell>
          <table:table-cell office:value-type="string">
            <text:p>draw:19:0.78125</text:p>
          </table:table-cell>
          <table:table-cell office:value-type="string">
            <text:p>draw:19:0.68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raw:20:0.75</text:p>
          </table:table-cell>
          <table:table-cell office:value-type="string">
            <text:p>draw:20:0.78125</text:p>
          </table:table-cell>
          <table:table-cell office:value-type="string">
            <text:p>draw:20:0.7031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21:0.75</text:p>
          </table:table-cell>
          <table:table-cell office:value-type="string">
            <text:p>set_image:21:0.78125</text:p>
          </table:table-cell>
          <table:table-cell office:value-type="string">
            <text:p>set_image:21:0.7031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22:0.75</text:p>
          </table:table-cell>
          <table:table-cell office:value-type="string">
            <text:p>set_image:22:0.78125</text:p>
          </table:table-cell>
          <table:table-cell office:value-type="string">
            <text:p>set_image:22:0.7031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23:0.75</text:p>
          </table:table-cell>
          <table:table-cell office:value-type="string">
            <text:p>set_image:23:0.78125</text:p>
          </table:table-cell>
          <table:table-cell office:value-type="string">
            <text:p>set_image:23:0.7031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24:0.765625</text:p>
          </table:table-cell>
          <table:table-cell office:value-type="string">
            <text:p>set_image:24:0.796875</text:p>
          </table:table-cell>
          <table:table-cell office:value-type="string">
            <text:p>set_image:24:0.718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25:0.796875</text:p>
          </table:table-cell>
          <table:table-cell office:value-type="string">
            <text:p>set_image:25:0.828125</text:p>
          </table:table-cell>
          <table:table-cell office:value-type="string">
            <text:p>set_image:25:0.7343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raw:26:0.796875</text:p>
          </table:table-cell>
          <table:table-cell office:value-type="string">
            <text:p>draw:26:0.828125</text:p>
          </table:table-cell>
          <table:table-cell office:value-type="string">
            <text:p>draw:26:0.7343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raw:27:0.796875</text:p>
          </table:table-cell>
          <table:table-cell office:value-type="string">
            <text:p>draw:27:0.828125</text:p>
          </table:table-cell>
          <table:table-cell office:value-type="string">
            <text:p>draw:27:0.7343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raw:28:0.796875</text:p>
          </table:table-cell>
          <table:table-cell office:value-type="string">
            <text:p>draw:28:0.828125</text:p>
          </table:table-cell>
          <table:table-cell office:value-type="string">
            <text:p>draw:28:0.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29:0.796875</text:p>
          </table:table-cell>
          <table:table-cell office:value-type="string">
            <text:p>set_image:29:0.828125</text:p>
          </table:table-cell>
          <table:table-cell office:value-type="string">
            <text:p>set_image:29:0.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30:0.796875</text:p>
          </table:table-cell>
          <table:table-cell office:value-type="string">
            <text:p>set_image:30:0.828125</text:p>
          </table:table-cell>
          <table:table-cell office:value-type="string">
            <text:p>set_image:30:0.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31:0.796875</text:p>
          </table:table-cell>
          <table:table-cell office:value-type="string">
            <text:p>set_image:31:0.828125</text:p>
          </table:table-cell>
          <table:table-cell office:value-type="string">
            <text:p>set_image:31:0.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32:0.8125</text:p>
          </table:table-cell>
          <table:table-cell office:value-type="string">
            <text:p>set_image:32:0.828125</text:p>
          </table:table-cell>
          <table:table-cell office:value-type="string">
            <text:p>set_image:32:0.7656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_image:33:0.84375</text:p>
          </table:table-cell>
          <table:table-cell office:value-type="string">
            <text:p>set_image:33:0.859375</text:p>
          </table:table-cell>
          <table:table-cell office:value-type="string">
            <text:p>set_image:33:0.781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raw:34:0.84375</text:p>
          </table:table-cell>
          <table:table-cell office:value-type="string">
            <text:p>draw:34:0.859375</text:p>
          </table:table-cell>
          <table:table-cell office:value-type="string">
            <text:p>draw:34:0.78125</text:p>
          </table:table-cell>
          <table:table-cell table:number-columns-repeated="4"/>
        </table:table-row>
      </table:table>
      <table:table table:name="imread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2" office:value-type="string">
            <text:p>1,imread。</text:p>
          </table:table-cell>
          <table:table-cell table:number-columns-repeated="4"/>
        </table:table-row>
        <table:table-row table:style-name="ro1">
          <table:table-cell office:value-type="string">
            <text:p><text:s text:c="2"/>◇np.fromfile &amp; cv2.imdecode</text:p>
          </table:table-cell>
          <table:table-cell table:number-columns-repeated="2"/>
          <table:table-cell office:value-type="string">
            <text:p><text:s text:c="2"/>◇np.asarray &amp; cv2.imdecode</text:p>
          </table:table-cell>
          <table:table-cell/>
        </table:table-row>
        <table:table-row table:style-name="ro1">
          <table:table-cell office:value-type="string">
            <text:p><text:s text:c="4"/>imread:18:7.5625</text:p>
          </table:table-cell>
          <table:table-cell table:number-columns-repeated="2"/>
          <table:table-cell office:value-type="string">
            <text:p><text:s text:c="4"/>imread:8:6.71875</text:p>
          </table:table-cell>
          <table:table-cell/>
        </table:table-row>
        <table:table-row table:style-name="ro1">
          <table:table-cell office:value-type="string">
            <text:p><text:s text:c="4"/>imread:19:7.640625</text:p>
          </table:table-cell>
          <table:table-cell table:number-columns-repeated="2"/>
          <table:table-cell office:value-type="string">
            <text:p><text:s text:c="4"/>imread:9:6.79687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<text:s text:c="2"/>→0.8秒とほぼ変わらず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3" office:value-type="string">
            <text:p>2,tk.Scaleイベント抑止</text:p>
          </table:table-cell>
          <table:table-cell table:number-columns-repeated="4"/>
        </table:table-row>
        <table:table-row table:style-name="ro1">
          <table:table-cell office:value-type="string">
            <text:p>args:Namespace(input_file='../images/kodim07.png')</text:p>
          </table:table-cell>
          <table:table-cell table:number-columns-repeated="3"/>
          <table:table-cell office:value-type="string">
            <text:p>main:0:0.4375</text:p>
          </table:table-cell>
        </table:table-row>
        <table:table-row table:style-name="ro1">
          <table:table-cell office:value-type="string">
            <text:p>main:0:0.359375</text:p>
          </table:table-cell>
          <table:table-cell table:number-columns-repeated="3"/>
          <table:table-cell office:value-type="string">
            <text:p>args:Namespace(input_file='../images/kodim07.png')</text:p>
          </table:table-cell>
        </table:table-row>
        <table:table-row table:style-name="ro1">
          <table:table-cell office:value-type="string">
            <text:p>load file:kodim07.png</text:p>
          </table:table-cell>
          <table:table-cell table:number-columns-repeated="3"/>
          <table:table-cell office:value-type="string">
            <text:p>load file:kodim07.png</text:p>
          </table:table-cell>
        </table:table-row>
        <table:table-row table:style-name="ro1">
          <table:table-cell office:value-type="string">
            <text:p>##############################</text:p>
          </table:table-cell>
          <table:table-cell table:number-columns-repeated="3"/>
          <table:table-cell office:value-type="string">
            <text:p>##############################</text:p>
          </table:table-cell>
        </table:table-row>
        <table:table-row table:style-name="ro1">
          <table:table-cell office:value-type="string">
            <text:p>main:1:0.53125</text:p>
          </table:table-cell>
          <table:table-cell table:number-columns-repeated="3"/>
          <table:table-cell office:value-type="string">
            <text:p>main:1:0.59375</text:p>
          </table:table-cell>
        </table:table-row>
        <table:table-row table:style-name="ro1">
          <table:table-cell office:value-type="string">
            <text:p>imread:2:0.546875</text:p>
          </table:table-cell>
          <table:table-cell table:number-columns-repeated="3"/>
          <table:table-cell office:value-type="string">
            <text:p>imread:2:0.59375</text:p>
          </table:table-cell>
        </table:table-row>
        <table:table-row table:style-name="ro1">
          <table:table-cell office:value-type="string">
            <text:p>imread:3:0.5625</text:p>
          </table:table-cell>
          <table:table-cell table:number-columns-repeated="3"/>
          <table:table-cell office:value-type="string">
            <text:p>imread:3:0.609375</text:p>
          </table:table-cell>
        </table:table-row>
        <table:table-row table:style-name="ro1">
          <table:table-cell office:value-type="string">
            <text:p>set_image:4:0.5625</text:p>
          </table:table-cell>
          <table:table-cell table:number-columns-repeated="3"/>
          <table:table-cell office:value-type="string">
            <text:p>set_image:4:0.625</text:p>
          </table:table-cell>
        </table:table-row>
        <table:table-row table:style-name="ro1">
          <table:table-cell office:value-type="string">
            <text:p>set_image:5:0.5625</text:p>
          </table:table-cell>
          <table:table-cell table:number-columns-repeated="3"/>
          <table:table-cell office:value-type="string">
            <text:p>set_image:5:0.625</text:p>
          </table:table-cell>
        </table:table-row>
        <table:table-row table:style-name="ro1">
          <table:table-cell office:value-type="string">
            <text:p>set_image:6:0.5625</text:p>
          </table:table-cell>
          <table:table-cell table:number-columns-repeated="3"/>
          <table:table-cell office:value-type="string">
            <text:p>set_image:6:0.625</text:p>
          </table:table-cell>
        </table:table-row>
        <table:table-row table:style-name="ro1">
          <table:table-cell office:value-type="string">
            <text:p>set_image:7:0.578125</text:p>
          </table:table-cell>
          <table:table-cell table:number-columns-repeated="3"/>
          <table:table-cell office:value-type="string">
            <text:p>set_image:7:0.625</text:p>
          </table:table-cell>
        </table:table-row>
        <table:table-row table:style-name="ro1">
          <table:table-cell office:value-type="string">
            <text:p>set_image:8:0.59375</text:p>
          </table:table-cell>
          <table:table-cell table:number-columns-repeated="3"/>
          <table:table-cell office:value-type="string">
            <text:p>set_image:8:0.640625</text:p>
          </table:table-cell>
        </table:table-row>
        <table:table-row table:style-name="ro1">
          <table:table-cell office:value-type="string">
            <text:p>main:9:0.59375</text:p>
          </table:table-cell>
          <table:table-cell table:number-columns-repeated="3"/>
          <table:table-cell office:value-type="string">
            <text:p>main:9:0.640625</text:p>
          </table:table-cell>
        </table:table-row>
        <table:table-row table:style-name="ro1">
          <table:table-cell office:value-type="string">
            <text:p>main:10:0.59375</text:p>
          </table:table-cell>
          <table:table-cell table:number-columns-repeated="3"/>
          <table:table-cell office:value-type="string">
            <text:p>main:10:0.640625</text:p>
          </table:table-cell>
        </table:table-row>
        <table:table-row table:style-name="ro1">
          <table:table-cell office:value-type="string">
            <text:p>None</text:p>
          </table:table-cell>
          <table:table-cell table:number-columns-repeated="3"/>
          <table:table-cell office:value-type="string">
            <text:p>draw:11:0.703125</text:p>
          </table:table-cell>
        </table:table-row>
        <table:table-row table:style-name="ro1">
          <table:table-cell office:value-type="string">
            <text:p>draw:11:0.59375</text:p>
          </table:table-cell>
          <table:table-cell table:number-columns-repeated="3"/>
          <table:table-cell office:value-type="string">
            <text:p>draw:12:0.703125</text:p>
          </table:table-cell>
        </table:table-row>
        <table:table-row table:style-name="ro1">
          <table:table-cell office:value-type="string">
            <text:p>draw:12:0.609375</text:p>
          </table:table-cell>
          <table:table-cell table:number-columns-repeated="3"/>
          <table:table-cell office:value-type="string">
            <text:p>set_image:13:0.703125</text:p>
          </table:table-cell>
        </table:table-row>
        <table:table-row table:style-name="ro1">
          <table:table-cell office:value-type="string">
            <text:p>set_image:13:0.609375</text:p>
          </table:table-cell>
          <table:table-cell table:number-columns-repeated="3"/>
          <table:table-cell office:value-type="string">
            <text:p>set_image:14:0.703125</text:p>
          </table:table-cell>
        </table:table-row>
        <table:table-row table:style-name="ro1">
          <table:table-cell office:value-type="string">
            <text:p>set_image:14:0.609375</text:p>
          </table:table-cell>
          <table:table-cell table:number-columns-repeated="3"/>
          <table:table-cell office:value-type="string">
            <text:p>set_image:15:0.703125</text:p>
          </table:table-cell>
        </table:table-row>
        <table:table-row table:style-name="ro1">
          <table:table-cell office:value-type="string">
            <text:p>set_image:15:0.609375</text:p>
          </table:table-cell>
          <table:table-cell table:number-columns-repeated="3"/>
          <table:table-cell office:value-type="string">
            <text:p>set_image:16:0.734375</text:p>
          </table:table-cell>
        </table:table-row>
        <table:table-row table:style-name="ro1">
          <table:table-cell office:value-type="string">
            <text:p>set_image:16:0.625</text:p>
          </table:table-cell>
          <table:table-cell table:number-columns-repeated="3"/>
          <table:table-cell office:value-type="string">
            <text:p>set_image:17:0.75</text:p>
          </table:table-cell>
        </table:table-row>
        <table:table-row table:style-name="ro1">
          <table:table-cell office:value-type="string">
            <text:p>set_image:17:0.640625</text:p>
          </table:table-cell>
          <table:table-cell table:number-columns-repeated="3"/>
          <table:table-cell office:value-type="string">
            <text:p>draw:18:0.75</text:p>
          </table:table-cell>
        </table:table-row>
        <table:table-row table:style-name="ro1">
          <table:table-cell office:value-type="string">
            <text:p>draw:18:0.640625</text:p>
          </table:table-cell>
          <table:table-cell table:number-columns-repeated="3"/>
          <table:table-cell office:value-type="string">
            <text:p>draw:19:0.75</text:p>
          </table:table-cell>
        </table:table-row>
        <table:table-row table:style-name="ro1">
          <table:table-cell table:number-columns-repeated="4"/>
          <table:table-cell office:value-type="string">
            <text:p>draw:20:0.75</text:p>
          </table:table-cell>
        </table:table-row>
        <table:table-row table:style-name="ro1">
          <table:table-cell table:number-columns-repeated="4"/>
          <table:table-cell office:value-type="string">
            <text:p>set_image:21:0.75</text:p>
          </table:table-cell>
        </table:table-row>
        <table:table-row table:style-name="ro1">
          <table:table-cell table:number-columns-repeated="4"/>
          <table:table-cell office:value-type="string">
            <text:p>set_image:22:0.75</text:p>
          </table:table-cell>
        </table:table-row>
        <table:table-row table:style-name="ro1">
          <table:table-cell table:number-columns-repeated="4"/>
          <table:table-cell office:value-type="string">
            <text:p>set_image:23:0.75</text:p>
          </table:table-cell>
        </table:table-row>
        <table:table-row table:style-name="ro1">
          <table:table-cell table:number-columns-repeated="4"/>
          <table:table-cell office:value-type="string">
            <text:p>set_image:24:0.765625</text:p>
          </table:table-cell>
        </table:table-row>
        <table:table-row table:style-name="ro1">
          <table:table-cell table:number-columns-repeated="4"/>
          <table:table-cell office:value-type="string">
            <text:p>set_image:25:0.796875</text:p>
          </table:table-cell>
        </table:table-row>
        <table:table-row table:style-name="ro1">
          <table:table-cell table:number-columns-repeated="4"/>
          <table:table-cell office:value-type="string">
            <text:p>draw:26:0.796875</text:p>
          </table:table-cell>
        </table:table-row>
        <table:table-row table:style-name="ro1">
          <table:table-cell table:number-columns-repeated="4"/>
          <table:table-cell office:value-type="string">
            <text:p>draw:27:0.796875</text:p>
          </table:table-cell>
        </table:table-row>
        <table:table-row table:style-name="ro1">
          <table:table-cell table:number-columns-repeated="4"/>
          <table:table-cell office:value-type="string">
            <text:p>draw:28:0.796875</text:p>
          </table:table-cell>
        </table:table-row>
        <table:table-row table:style-name="ro1">
          <table:table-cell table:number-columns-repeated="4"/>
          <table:table-cell office:value-type="string">
            <text:p>set_image:29:0.796875</text:p>
          </table:table-cell>
        </table:table-row>
        <table:table-row table:style-name="ro1">
          <table:table-cell table:number-columns-repeated="4"/>
          <table:table-cell office:value-type="string">
            <text:p>set_image:30:0.796875</text:p>
          </table:table-cell>
        </table:table-row>
        <table:table-row table:style-name="ro1">
          <table:table-cell table:number-columns-repeated="4"/>
          <table:table-cell office:value-type="string">
            <text:p>set_image:31:0.796875</text:p>
          </table:table-cell>
        </table:table-row>
        <table:table-row table:style-name="ro1">
          <table:table-cell table:number-columns-repeated="4"/>
          <table:table-cell office:value-type="string">
            <text:p>set_image:32:0.8125</text:p>
          </table:table-cell>
        </table:table-row>
        <table:table-row table:style-name="ro1">
          <table:table-cell table:number-columns-repeated="4"/>
          <table:table-cell office:value-type="string">
            <text:p>set_image:33:0.84375</text:p>
          </table:table-cell>
        </table:table-row>
        <table:table-row table:style-name="ro1">
          <table:table-cell table:number-columns-repeated="4"/>
          <table:table-cell office:value-type="string">
            <text:p>draw:34:0.84375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→0.20秒短縮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?? ????" svg:font-family="'?? ????'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5">2018/07/15</text:date>, <text:time>03:2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3M17S</meta:editing-duration>
    <meta:editing-cycles>14</meta:editing-cycles>
    <meta:generator>OpenOffice/4.1.3$Win32 OpenOffice.org_project/413m1$Build-9783</meta:generator>
    <dc:date>2018-07-15T03:21:38.03</dc:date>
    <meta:document-statistic meta:table-count="3" meta:cell-count="210" meta:object-count="0"/>
    <meta:user-defined meta:name="Info 1"/>
    <meta:user-defined meta:name="Info 2"/>
    <meta:user-defined meta:name="Info 3"/>
    <meta:user-defined meta:name="Info 4"/>
  </office:meta>
</office:document-meta>
</file>